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IaaS – Infrastructure as a Service</text:span></text:h>
      <text:p text:style-name="Text_20_body"><text:span text:style-name="T1">Proporcionan una infraestructura.</text:span></text:p>
      <text:p text:style-name="Text_20_body"><text:span text:style-name="T1">Herramientas y servicios de gestión de la infraestructura.</text:span></text:p>
      <text:p text:style-name="Text_20_body"><text:span text:style-name="T1">Muy flexible.</text:span></text:p>
      <text:p text:style-name="Text_20_body"><text:span text:style-name="T1">El cliente se encarga de proveer instancias de máquinas virtuales.</text:span></text:p>
      <text:p text:style-name="Text_20_body"><text:span text:style-name="T1">Pagas según los recursos utilizados: CPU, disco, red.</text:span></text:p>
      <text:p text:style-name="Text_20_body"><text:span text:style-name="T1">Ejemplos: Amazon EC2, Rackspace Cloud.</text:span></text:p>
      <text:p text:style-name="Text_20_body"><text:span text:style-name="T1"/></text:p>
      <text:h text:style-name="Heading_20_1" text:outline-level="1"><text:span text:style-name="T1">Paas – Platform as a Service</text:span></text:h>
      <text:p text:style-name="Text_20_body"><text:span text:style-name="T1">Proporcionan una plataforma.</text:span></text:p>
      <text:p text:style-name="Text_20_body"><text:span text:style-name="T1">Framework para desarrollo y despliegue de aplicaciones.</text:span></text:p>
      <text:p text:style-name="Text_20_body"><text:span text:style-name="T1">El lenguaje de desarrollo y la plataforma dependen del proveedor.</text:span></text:p>
      <text:p text:style-name="Text_20_body"><text:span text:style-name="T1">La escalabilidad y la disponibilidad dependen también del proveedor.</text:span></text:p>
      <text:p text:style-name="Text_20_body"><text:span text:style-name="T1">Instalación configuración y mantenimiento más simple.</text:span></text:p>
      <text:p text:style-name="Text_20_body"><text:span text:style-name="T1">Pagas según los recursos utilizados: CPU, disco, red.</text:span></text:p>
      <text:p text:style-name="Text_20_body"><text:span text:style-name="T1">Ejemplos: Google AppEngine, Microsoft Azure.</text:span></text:p>
      <text:p text:style-name="Text_20_body"><text:span text:style-name="T1"/></text:p>
      <text:h text:style-name="Heading_20_1" text:outline-level="1"><text:span text:style-name="T1">SaaS – Software as a Service</text:span></text:h>
      <text:p text:style-name="Text_20_body"><text:span text:style-name="T1">Orientado al comercio.</text:span></text:p>
      <text:p text:style-name="Text_20_body"><text:span text:style-name="T1">API para un servicio completo, no para recursos.</text:span></text:p>
      <text:p text:style-name="Text_20_body"><text:span text:style-name="T1">No hay flexibilidad.</text:span></text:p>
      <text:p text:style-name="Text_20_body"><text:span text:style-name="T1">Dependencia completa del proveedor a menos que éste use estándares.</text:span></text:p>
      <text:p text:style-name="Text_20_body"><text:span text:style-name="T1">Pagas según la cantidad de clientes y características de las aplicaciones.</text:span></text:p>
      <text:p text:style-name="Text_20_body"><text:span text:style-name="T1">Ejemplos: Google Apps, SalesForce.</text:span></text:p>
      <text:p text:style-name="Text_20_body"><text:span text:style-name="T1"/></text:p>
      <text:p text:style-name="Text_20_body"><text:span text:style-name="T1"/></text:p>
      <text:h text:style-name="P1" text:outline-level="1"><text:span text:style-name="T1">KVM</text:span></text:h>
      <text:p text:style-name="Text_20_body"><text:span text:style-name="T1"/></text:p>
      <text:p text:style-name="Text_20_body"><text:span text:style-name="T1"/></text:p>
      <text:p text:style-name="Text_20_body"><text:span text:style-name="T1"/></text:p>
      <text:h text:style-name="P1" text:outline-level="1"><text:span text:style-name="T1">AppScale</text:span></text:h>
      <text:p text:style-name="Text_20_body"><text:span text:style-name="T1"/></text:p>
      <text:p text:style-name="Text_20_body"><text:span text:style-name="T1"/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9T21:29:13</dc:date>
    <dc:creator>david </dc:creator>
    <meta:generator>OpenOffice.org/3.2$Unix OpenOffice.org_project/320m12$Build-9483</meta:generator>
    <meta:editing-duration>PT01H08M07S</meta:editing-duration>
    <meta:editing-cycles>15</meta:editing-cycles>
    <meta:document-statistic meta:table-count="0" meta:image-count="0" meta:object-count="0" meta:page-count="3" meta:paragraph-count="24" meta:word-count="143" meta:character-count="993"/>
  </office:meta>
</office:document-meta>
</file>